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ba3" officeooo:paragraph-rsid="0005bba3"/>
    </style:style>
    <style:style style:name="P2" style:family="paragraph" style:parent-style-name="Standard">
      <style:text-properties officeooo:rsid="00077895" officeooo:paragraph-rsid="000778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áng 6<text:line-break/>07/09 <text:s/></text:p>
      <text:p text:style-name="P1"/>
      <text:p text:style-name="P2">09/06</text:p>
      <text:p text:style-name="P2"/>
      <text:p text:style-name="P2">11/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8:46:39.407873633</meta:creation-date>
    <dc:date>2019-06-11T19:45:29.943752758</dc:date>
    <meta:editing-duration>PT1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5" meta:character-count="25" meta:non-whitespace-character-count="21"/>
  </office:meta>
</office:document-meta>
</file>